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1AD8712CA019E1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70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1AD8712CA019E1BB.png" xlink:type="simple" xlink:show="embed" xlink:actuate="onLoad">
            <text:p/>
          </draw:image>
        </draw:frame>
        <draw:frame draw:style-name="gr2" draw:text-style-name="P6" draw:layer="layout" svg:width="19.85cm" svg:height="10.956cm" svg:x="4.079cm" svg:y="3.794cm">
          <draw:text-box>
            <text:p text:style-name="P2"><text:span text:style-name="T1">La conversion du geôlier </text:span><text:span text:style-name="T2"><text:s/></text:span></text:p>
            <text:p text:style-name="P2"><text:span text:style-name="T3">(Actes 16.16-40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4:15:17.701000000</dc:date>
    <meta:editing-duration>PT50M33S</meta:editing-duration>
    <meta:editing-cycles>26</meta:editing-cycles>
    <meta:generator>LibreOffice/5.4.7.2$Windows_X86_64 LibreOffice_project/c838ef25c16710f8838b1faec480ebba495259d0</meta:generator>
    <meta:document-statistic meta:object-count="2"/>
  </office:meta>
</office:document-meta>
</file>